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69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691cm"/>
      <style:paragraph-properties style:writing-mode="lr-tb"/>
    </style:style>
    <style:style style:name="gr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7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264cm"/>
      <style:paragraph-properties style:writing-mode="lr-tb"/>
    </style:style>
    <style:style style:name="gr8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74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1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929cm"/>
      <style:paragraph-properties style:writing-mode="lr-tb"/>
    </style:style>
    <style:style style:name="gr12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93cm" fo:min-width="2.167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782cm" fo:min-width="5.34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3.69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3.05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9.6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4.073cm"/>
      <style:paragraph-properties style:writing-mode="lr-tb"/>
    </style:style>
    <style:style style:name="gr18" style:family="graphic" style:parent-style-name="objectwithoutfill">
      <style:graphic-properties draw:marker-end="Half_20_Arrow_20_left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fffff" draw:opacity="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svg:x="13.573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3" draw:id="id3" draw:layer="layout" svg:width="4.191cm" svg:height="1.651cm" svg:x="5.191cm" svg:y="8.493cm">
          <text:p text:style-name="P1"><text:span text:style-name="T1">keepproxy,</text:span></text:p>
          <text:p text:style-name="P1"><text:span text:style-name="T1">keep-we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191cm" svg:height="1.651cm" svg:x="21.447cm" svg:y="8.493cm">
          <text:p text:style-name="P1"><text:span text:style-name="T2">arv-w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191cm" svg:height="1.905cm" svg:x="16.494cm" svg:y="13.827cm">
          <text:p text:style-name="P1"><text:span text:style-name="T1">Cloud </text:span><text:span text:style-name="T1">or </text:span><text:span text:style-name="T1">HPC </text:span></text:p>
          <text:p text:style-name="P1"><text:span text:style-name="T1">dispatc</text:span><text:span text:style-name="T1">h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635cm" svg:x="13.345cm" svg:y="3.667cm">
          <text:p text:style-name="P1"><text:span text:style-name="T3">Us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635cm" svg:x="4.545cm" svg:y="10.125cm">
          <text:p text:style-name="P1"><text:span text:style-name="T3">Storage acces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.635cm" svg:y1="12.176cm" svg:x2="26.4cm" svg:y2="12.176cm">
          <text:p/>
        </draw:line>
        <draw:custom-shape draw:style-name="gr6" draw:text-style-name="P6" draw:layer="layout" svg:width="2.54cm" svg:height="1.397cm" svg:x="1.254cm" svg:y="10.525cm">
          <text:p text:style-name="P1"><text:span text:style-name="T4">External </text:span></text:p>
          <text:p text:style-name="P1"><text:span text:style-name="T4">facing </text:span></text:p>
          <text:p text:style-name="P1"><text:span text:style-name="T4">ser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397cm" svg:x="1.254cm" svg:y="12.557cm">
          <text:p text:style-name="P1"><text:span text:style-name="T4">Internal</text:span></text:p>
          <text:p text:style-name="P1"><text:span text:style-name="T4">Services </text:span></text:p>
          <text:p text:style-name="P1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764cm" svg:height="1.143cm" svg:x="23.79cm" svg:y="10.023cm">
          <text:p text:style-name="P1"><text:span text:style-name="T3">Event</text:span><text:span text:style-name="T3"><text:line-break/></text:span><text:span text:style-name="T3">notifica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1.524cm" svg:x="16.949cm" svg:y="10.071cm">
          <text:p text:style-name="P1"><text:span text:style-name="T3">Storage metadata,</text:span></text:p>
          <text:p text:style-name="P1"><text:span text:style-name="T3">Container requests,</text:span></text:p>
          <text:p text:style-name="P1"><text:span text:style-name="T3">Permiss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56cm" svg:height="2.413cm" svg:x="4.048cm" svg:y="12.8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56cm" svg:height="2.413cm" svg:x="4.302cm" svg:y="13.1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3.556cm" svg:height="2.413cm" svg:x="4.683cm" svg:y="13.573cm">
          <text:p text:style-name="P1"><text:span text:style-name="T2">keepst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29cm" svg:height="1.143cm" svg:x="3.159cm" svg:y="15.859cm">
          <text:p text:style-name="P1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556cm" svg:height="2.413cm" svg:x="9.609cm" svg:y="12.8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556cm" svg:height="2.413cm" svg:x="9.863cm" svg:y="13.1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3.556cm" svg:height="2.413cm" svg:x="10.244cm" svg:y="13.573cm">
          <text:p text:style-name="P1"><text:span text:style-name="T2">compute0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667cm" svg:height="1.143cm" svg:x="12.276cm" svg:y="15.859cm">
          <text:p text:style-name="P1"><text:span text:style-name="T3">Elastic</text:span><text:span text:style-name="T3"><text:line-break/></text:span><text:span text:style-name="T3">compute node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.842cm" svg:height="2.032cm" svg:x="1cm" svg:y="1.127cm">
          <text:p text:style-name="P1"><text:span text:style-name="T5">an Arvados cluster </text:span></text:p>
          <text:p text:style-name="P1"><text:span text:style-name="T5">from 30000 fee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" draw:id="id5" draw:layer="layout" svg:width="4.191cm" svg:height="2.54cm" svg:x="21.447cm" svg:y="17.002cm">
          <text:p text:style-name="P1"><text:span text:style-name="T1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xml:id="id2" draw:id="id2" draw:layer="layout" svg:width="3.556cm" svg:height="1.651cm" svg:x="14.208cm" svg:y="8.493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" draw:id="id1" draw:layer="layout" svg:width="10.16cm" svg:height="1.397cm" svg:x="9.382cm" svg:y="5.064cm">
          <text:p text:style-name="P1"><text:span text:style-name="T2">Web Workbench,</text:span></text:p>
          <text:p text:style-name="P1"><text:span text:style-name="T2">CLI client tool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7" draw:id="id7" draw:layer="layout" svg:width="4.572cm" svg:height="2.54cm" svg:x="6.588cm" svg:y="17.002cm">
          <text:p text:style-name="P1"><text:span text:style-name="T1">Storage backend</text:span></text:p>
          <text:p text:style-name="P1"><text:span text:style-name="T1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5" draw:layer="layout" draw:type="curve" svg:x1="14.462cm" svg:y1="6.461cm" svg:x2="15.986cm" svg:y2="8.493cm" draw:start-shape="id1" draw:start-glue-point="2" draw:end-shape="id2" draw:end-glue-point="0" svg:d="M14462 6461c0 1522 1524 507 1524 2032" svg:viewBox="0 0 1525 2033">
          <text:p/>
        </draw:connector>
        <draw:connector draw:style-name="gr18" draw:text-style-name="P5" draw:layer="layout" draw:type="curve" svg:x1="14.462cm" svg:y1="6.461cm" svg:x2="7.286cm" svg:y2="8.493cm" draw:start-shape="id1" draw:end-shape="id3" draw:end-glue-point="0" svg:d="M14462 6461c0 1522-7176 507-7176 2032" svg:viewBox="0 0 7177 2033">
          <text:p/>
        </draw:connector>
        <draw:connector draw:style-name="gr18" draw:text-style-name="P5" draw:layer="layout" draw:type="curve" svg:x1="14.462cm" svg:y1="6.461cm" svg:x2="23.542cm" svg:y2="8.493cm" draw:start-shape="id1" draw:start-glue-point="2" draw:end-shape="id4" svg:d="M14462 6461c0 1522 9080 507 9080 2032" svg:viewBox="0 0 9081 2033">
          <text:p/>
        </draw:connector>
        <draw:connector draw:style-name="gr18" draw:text-style-name="P5" draw:layer="layout" draw:type="curve" svg:x1="7.286cm" svg:y1="10.144cm" svg:x2="6.27cm" svg:y2="12.811cm" draw:start-shape="id3" draw:start-glue-point="2" svg:d="M7286 10144c0 2376-1016 1043-1016 2667" svg:viewBox="0 0 1017 2668">
          <text:p/>
        </draw:connector>
        <draw:connector draw:style-name="gr18" draw:text-style-name="P5" draw:layer="layout" draw:type="curve" draw:line-skew="-1.079cm" svg:x1="15.986cm" svg:y1="10.144cm" svg:x2="23.543cm" svg:y2="17.002cm" draw:start-shape="id2" draw:start-glue-point="2" draw:end-shape="id5" draw:end-glue-point="5" svg:d="M15986 10144c0 3525 7557 96 7557 6858" svg:viewBox="0 0 7558 6859">
          <text:p/>
        </draw:connector>
        <draw:connector draw:style-name="gr18" draw:text-style-name="P5" draw:layer="layout" draw:type="curve" svg:x1="23.542cm" svg:y1="10.144cm" svg:x2="23.543cm" svg:y2="17.002cm" draw:start-shape="id4" draw:start-glue-point="2" draw:end-shape="id5" draw:end-glue-point="5" svg:d="M23542 10144c0 5143 1 1715 1 6858" svg:viewBox="0 0 2 6859">
          <text:p/>
        </draw:connector>
        <draw:connector draw:style-name="gr18" draw:text-style-name="P5" draw:layer="layout" draw:type="curve" svg:x1="12.022cm" svg:y1="15.986cm" svg:x2="8.874cm" svg:y2="17.002cm" draw:start-shape="id6" draw:start-glue-point="2" draw:end-shape="id7" draw:end-glue-point="5" svg:d="M12022 15986c0 762-3148 254-3148 1016" svg:viewBox="0 0 3149 1017">
          <text:p/>
        </draw:connector>
        <draw:connector draw:style-name="gr18" draw:text-style-name="P5" draw:layer="layout" draw:type="curve" svg:x1="6.461cm" svg:y1="15.986cm" svg:x2="8.874cm" svg:y2="17.002cm" draw:start-shape="id8" draw:end-shape="id7" draw:end-glue-point="5" svg:d="M6461 15986c0 762 2413 254 2413 1016" svg:viewBox="0 0 2414 1017">
          <text:p/>
        </draw:connector>
        <draw:connector draw:style-name="gr18" draw:text-style-name="P5" draw:layer="layout" draw:type="curve" svg:x1="9.382cm" svg:y1="9.318cm" svg:x2="14.208cm" svg:y2="9.318cm" draw:start-shape="id3" draw:start-glue-point="1" draw:end-shape="id2" draw:end-glue-point="3" svg:d="M9382 9318h4826" svg:viewBox="0 0 4827 1">
          <text:p/>
        </draw:connector>
        <draw:connector draw:style-name="gr18" draw:text-style-name="P5" draw:layer="layout" draw:type="curve" svg:x1="16.494cm" svg:y1="14.779cm" svg:x2="13.8cm" svg:y2="14.779cm" draw:start-shape="id9" draw:start-glue-point="3" draw:end-shape="id6" draw:end-glue-point="1" svg:d="M16494 14779h-2694" svg:viewBox="0 0 2695 1">
          <text:p/>
        </draw:connector>
        <draw:connector draw:style-name="gr18" draw:text-style-name="P5" draw:layer="layout" draw:type="curve" svg:x1="9.609cm" svg:y1="14.017cm" svg:x2="14.208cm" svg:y2="9.318cm" draw:start-shape="id10" draw:start-glue-point="3" draw:end-shape="id2" draw:end-glue-point="3" svg:d="M9609 14017c-751 0-3051-4699 4599-4699" svg:viewBox="0 0 5514 4700">
          <text:p/>
        </draw:connector>
        <draw:connector draw:style-name="gr18" draw:text-style-name="P5" draw:layer="layout" draw:type="curve" draw:line-skew="-0.889cm" svg:x1="7.286cm" svg:y1="10.144cm" svg:x2="23.543cm" svg:y2="17.002cm" draw:start-shape="id3" draw:start-glue-point="2" draw:end-shape="id5" draw:end-glue-point="5" svg:d="M7286 10144c0 3810 16257 381 16257 6858" svg:viewBox="0 0 16258 6859">
          <text:p/>
        </draw:connector>
        <draw:connector draw:style-name="gr18" draw:text-style-name="P5" draw:layer="layout" draw:type="curve" draw:line-skew="0.269cm" svg:x1="16.494cm" svg:y1="14.779cm" svg:x2="14.208cm" svg:y2="9.318cm" draw:start-shape="id9" draw:start-glue-point="3" draw:end-shape="id2" draw:end-glue-point="3" svg:d="M16494 14779c-3777 0-2634-5461-2286-5461" svg:viewBox="0 0 2723 5462">
          <text:p/>
        </draw:connector>
        <draw:connector draw:style-name="gr18" draw:text-style-name="P5" draw:layer="layout" draw:type="curve" svg:x1="21.447cm" svg:y1="9.318cm" svg:x2="17.764cm" svg:y2="9.318cm" draw:start-shape="id4" draw:start-glue-point="3" draw:end-shape="id2" draw:end-glue-point="1" svg:d="M21447 9318h-3683" svg:viewBox="0 0 3684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Half_20_Arrow_20_left" draw:display-name="Half Arrow left" svg:viewBox="-10 0 10 15" svg:d="M0 0zM-5 0l-5 15h5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4T16:32:24.397318560</dc:date>
    <meta:editing-duration>P2DT19H42M50S</meta:editing-duration>
    <meta:editing-cycles>14</meta:editing-cycles>
    <meta:generator>LibreOffice/7.4.7.2$Linux_X86_64 LibreOffice_project/40$Build-2</meta:generator>
    <meta:document-statistic meta:object-count="38"/>
  </office:meta>
</office:document-meta>
</file>